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ublico">
        <table:table-row>
          <table:table-cell table:style-name="pd1" office:value-type="string" office:value="Codigo">
            <text:p>Codigo</text:p>
          </table:table-cell>
          <table:table-cell table:style-name="pd1" office:value-type="string" office:value="Descripcion">
            <text:p>Descripcion</text:p>
          </table:table-cell>
          <table:table-cell table:style-name="pd1" office:value-type="string" office:value="Descripcion.1">
            <text:p>Descripcion.1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Rollo o Caja">
            <text:p>Rollo o Caja</text:p>
          </table:table-cell>
          <table:table-cell table:style-name="pd1" office:value-type="string" office:value="Rollo o Caja Efectivo">
            <text:p>Rollo o Caja Efectivo</text:p>
          </table:table-cell>
          <table:table-cell table:style-name="pd1" office:value-type="string" office:value="Subcarpeta">
            <text:p>Subcarpeta</text:p>
          </table:table-cell>
          <table:table-cell table:style-name="pd1" office:value-type="string" office:value="Subtitulo">
            <text:p>Subtitulo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ACRÍLICOS DECORATIVO X 50CC">
            <text:p>ACRÍLICOS DECORATIVO X 50CC</text:p>
          </table:table-cell>
          <table:table-cell office:value-type="float" office:value="50">
            <text:p>50</text:p>
          </table:table-cell>
          <table:table-cell office:value-type="string" office:value="716.7049890000002">
            <text:p>716.7049890000002</text:p>
          </table:table-cell>
          <table:table-cell office:value-type="float" office:value="1146.727982">
            <text:p>1146.7279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ACRÍLICOS DECORATIVO X 150CC">
            <text:p>ACRÍLICOS DECORATIVO X 150CC</text:p>
          </table:table-cell>
          <table:table-cell office:value-type="float" office:value="150">
            <text:p>150</text:p>
          </table:table-cell>
          <table:table-cell office:value-type="string" office:value="6">
            <text:p>6</text:p>
          </table:table-cell>
          <table:table-cell office:value-type="float" office:value="9.6">
            <text:p>9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BASES ACRÍLICAS">
            <text:p>BASES ACRÍLICAS</text:p>
          </table:table-cell>
          <table:table-cell office:value-type="float" office:value="200">
            <text:p>200</text:p>
          </table:table-cell>
          <table:table-cell office:value-type="string" office:value="1594.4285857500001">
            <text:p>1594.4285857500001</text:p>
          </table:table-cell>
          <table:table-cell office:value-type="float" office:value="2551.085737">
            <text:p>2551.0857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BASES ACRÍLICAS">
            <text:p>BASES ACRÍLICAS</text:p>
          </table:table-cell>
          <table:table-cell office:value-type="float" office:value="900">
            <text:p>90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PINTURAS A LA TIZA">
            <text:p>PINTURAS A LA TIZA</text:p>
          </table:table-cell>
          <table:table-cell office:value-type="float" office:value="200">
            <text:p>200</text:p>
          </table:table-cell>
          <table:table-cell office:value-type="string" office:value="2004.0538017500005">
            <text:p>2004.0538017500005</text:p>
          </table:table-cell>
          <table:table-cell office:value-type="float" office:value="3206.486083">
            <text:p>3206.4860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PINTURAS A LA TIZA">
            <text:p>PINTURAS A LA TIZA</text:p>
          </table:table-cell>
          <table:table-cell office:value-type="float" office:value="900">
            <text:p>900</text:p>
          </table:table-cell>
          <table:table-cell office:value-type="string" office:value="2">
            <text:p>2</text:p>
          </table:table-cell>
          <table:table-cell office:value-type="float" office:value="3.2">
            <text:p>3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PINTURAS A LA TIZA METALIZADO">
            <text:p>PINTURAS A LA TIZA METALIZADO</text:p>
          </table:table-cell>
          <table:table-cell office:value-type="float" office:value="200">
            <text:p>200</text:p>
          </table:table-cell>
          <table:table-cell office:value-type="string" office:value="7378.0541835">
            <text:p>7378.0541835</text:p>
          </table:table-cell>
          <table:table-cell office:value-type="float" office:value="11804.88669">
            <text:p>11804.886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CESORIOS">
            <text:p>ACCESORI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Barniz Acrilico  Brillante">
            <text:p>Barniz Acrilico  Brillante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Barniz Acrilico  Mate">
            <text:p>Barniz Acrilico  Mate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Barniz Acrilico  Satinado">
            <text:p>Barniz Acrilico  Satinado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180-40">
            <text:p>180-40</text:p>
          </table:table-cell>
          <table:table-cell office:value-type="string" office:value="Barniz Dimensional">
            <text:p>Barniz Dimensional</text:p>
          </table:table-cell>
          <table:table-cell office:value-type="string" office:value="40 cc">
            <text:p>4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180-100">
            <text:p>180-100</text:p>
          </table:table-cell>
          <table:table-cell office:value-type="string" office:value="Barniz Dimensional">
            <text:p>Barniz Dimensional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">
            <text:p>120</text:p>
          </table:table-cell>
          <table:table-cell office:value-type="string" office:value="Barniz General Brillante">
            <text:p>Barniz General Brillante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Barniz Vitrificable">
            <text:p>Barniz Vitrificable</text:p>
          </table:table-cell>
          <table:table-cell office:value-type="string" office:value="50 cc">
            <text:p>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50-250">
            <text:p>250-250</text:p>
          </table:table-cell>
          <table:table-cell office:value-type="string" office:value="Barniz y Diluyente - Brillante">
            <text:p>Barniz y Diluyente - Brillante</text:p>
          </table:table-cell>
          <table:table-cell office:value-type="string" office:value="250 cc">
            <text:p>2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50-1000">
            <text:p>250-1000</text:p>
          </table:table-cell>
          <table:table-cell office:value-type="string" office:value="Barniz y Diluyente - Brillante">
            <text:p>Barniz y Diluyente - Brillante</text:p>
          </table:table-cell>
          <table:table-cell office:value-type="string" office:value="500 cc">
            <text:p>5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30-250">
            <text:p>230-250</text:p>
          </table:table-cell>
          <table:table-cell office:value-type="string" office:value="Barniz y Diluyente - Mate">
            <text:p>Barniz y Diluyente - Mate</text:p>
          </table:table-cell>
          <table:table-cell office:value-type="string" office:value="250 cc">
            <text:p>2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30-1000">
            <text:p>230-1000</text:p>
          </table:table-cell>
          <table:table-cell office:value-type="string" office:value="Barniz y Diluyente - Mate">
            <text:p>Barniz y Diluyente - Mate</text:p>
          </table:table-cell>
          <table:table-cell office:value-type="string" office:value="500 cc">
            <text:p>5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40-250">
            <text:p>240-250</text:p>
          </table:table-cell>
          <table:table-cell office:value-type="string" office:value="Barniz y Diluyente - Satinado">
            <text:p>Barniz y Diluyente - Satinado</text:p>
          </table:table-cell>
          <table:table-cell office:value-type="string" office:value="250 cc">
            <text:p>2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40-1000">
            <text:p>240-1000</text:p>
          </table:table-cell>
          <table:table-cell office:value-type="string" office:value="Barniz y Diluyente - Satinado">
            <text:p>Barniz y Diluyente - Satinado</text:p>
          </table:table-cell>
          <table:table-cell office:value-type="string" office:value="500 cc">
            <text:p>5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10-375">
            <text:p>10-375</text:p>
          </table:table-cell>
          <table:table-cell office:value-type="string" office:value="Betun de judea ">
            <text:p>Betun de judea </text:p>
          </table:table-cell>
          <table:table-cell office:value-type="string" office:value="250 cc">
            <text:p>250 cc</text:p>
          </table:table-cell>
          <table:table-cell office:value-type="string" office:value="1858.0522675000002">
            <text:p>1858.0522675000002</text:p>
          </table:table-cell>
          <table:table-cell office:value-type="float" office:value="2972.883628">
            <text:p>2972.883628</text:p>
          </table:table-cell>
          <table:table-cell office:value-type="string" office:value="x6">
            <text:p>x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10-1000">
            <text:p>10-1000</text:p>
          </table:table-cell>
          <table:table-cell office:value-type="string" office:value="Betun de judea ">
            <text:p>Betun de judea </text:p>
          </table:table-cell>
          <table:table-cell office:value-type="string" office:value="1000 cc">
            <text:p>10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X2">
            <text:p>X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3200">
            <text:p>3200</text:p>
          </table:table-cell>
          <table:table-cell office:value-type="string" office:value="Betun de judea ">
            <text:p>Betun de judea </text:p>
          </table:table-cell>
          <table:table-cell office:value-type="string" office:value="12x1000cc">
            <text:p>12x1000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30-100">
            <text:p>30-100</text:p>
          </table:table-cell>
          <table:table-cell office:value-type="string" office:value="Betun de Judea Pasta ">
            <text:p>Betun de Judea Pasta </text:p>
          </table:table-cell>
          <table:table-cell office:value-type="string" office:value="100 cc">
            <text:p>100 cc</text:p>
          </table:table-cell>
          <table:table-cell office:value-type="string" office:value="1003.40625">
            <text:p>1003.40625</text:p>
          </table:table-cell>
          <table:table-cell office:value-type="float" office:value="1605.45">
            <text:p>1605.45</text:p>
          </table:table-cell>
          <table:table-cell office:value-type="string" office:value="x6">
            <text:p>x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30-190">
            <text:p>30-190</text:p>
          </table:table-cell>
          <table:table-cell office:value-type="string" office:value="Betun de Judea Pasta ">
            <text:p>Betun de Judea Pasta </text:p>
          </table:table-cell>
          <table:table-cell office:value-type="string" office:value="200 cc">
            <text:p>200 cc</text:p>
          </table:table-cell>
          <table:table-cell office:value-type="string" office:value="1935.4012277600002">
            <text:p>1935.4012277600002</text:p>
          </table:table-cell>
          <table:table-cell office:value-type="float" office:value="3096.641964">
            <text:p>3096.641964</text:p>
          </table:table-cell>
          <table:table-cell office:value-type="string" office:value="x4">
            <text:p>x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0">
            <text:p>200</text:p>
          </table:table-cell>
          <table:table-cell office:value-type="string" office:value="Craquelador 1 Componente">
            <text:p>Craquelador 1 Componente</text:p>
          </table:table-cell>
          <table:table-cell office:value-type="string" office:value="50 cc">
            <text:p>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Craquelador 2 Componentes ">
            <text:p>Craquelador 2 Componentes </text:p>
          </table:table-cell>
          <table:table-cell office:value-type="string" office:value="2 x 50 cc">
            <text:p>2 x 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Decoupage Textil">
            <text:p>Decoupage Textil</text:p>
          </table:table-cell>
          <table:table-cell office:value-type="string" office:value="200 cc">
            <text:p>2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0">
            <text:p>350</text:p>
          </table:table-cell>
          <table:table-cell office:value-type="string" office:value="Gel de Transferencia">
            <text:p>Gel de Transferencia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0">
            <text:p>140</text:p>
          </table:table-cell>
          <table:table-cell office:value-type="string" office:value="Gesso">
            <text:p>Gesso</text:p>
          </table:table-cell>
          <table:table-cell office:value-type="string" office:value="200 cc">
            <text:p>2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Glazing y Retardador de Secado">
            <text:p>Glazing y Retardador de Secado</text:p>
          </table:table-cell>
          <table:table-cell office:value-type="string" office:value="50 cc">
            <text:p>5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Goma Laca">
            <text:p>Goma Laca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value="Laca Poliuretanica">
            <text:p>Laca Poliuretanica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Lavapinceles      ">
            <text:p>Lavapinceles      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BARNIZ AL AGUA">
            <text:p>BARNIZ AL AGUA</text:p>
          </table:table-cell>
          <table:table-cell office:value-type="float" office:value="375">
            <text:p>375</text:p>
          </table:table-cell>
          <table:table-cell office:value-type="string" office:value="2841.7749360000007">
            <text:p>2841.7749360000007</text:p>
          </table:table-cell>
          <table:table-cell office:value-type="float" office:value="4546.839898">
            <text:p>4546.8398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BARNIZ AL AGUA">
            <text:p>BARNIZ AL AGUA</text:p>
          </table:table-cell>
          <table:table-cell office:value-type="float" office:value="1000">
            <text:p>1000</text:p>
          </table:table-cell>
          <table:table-cell office:value-type="string" office:value="2">
            <text:p>2</text:p>
          </table:table-cell>
          <table:table-cell office:value-type="float" office:value="3.2">
            <text:p>3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LACA AL AGUA">
            <text:p>LACA AL AGUA</text:p>
          </table:table-cell>
          <table:table-cell office:value-type="float" office:value="375">
            <text:p>375</text:p>
          </table:table-cell>
          <table:table-cell office:value-type="string" office:value="9283.493219000004">
            <text:p>9283.493219000004</text:p>
          </table:table-cell>
          <table:table-cell office:value-type="float" office:value="14853.58915">
            <text:p>14853.589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LACA AL AGUA">
            <text:p>LACA AL AGUA</text:p>
          </table:table-cell>
          <table:table-cell office:value-type="float" office:value="1000">
            <text:p>1000</text:p>
          </table:table-cell>
          <table:table-cell office:value-type="string" office:value="32386.21725625">
            <text:p>32386.21725625</text:p>
          </table:table-cell>
          <table:table-cell office:value-type="float" office:value="51817.94761">
            <text:p>51817.947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CESORIOS OLEOS">
            <text:p>ACCESORIOS OLE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Aceite de Lino">
            <text:p>Aceite de Lino</text:p>
          </table:table-cell>
          <table:table-cell office:value-type="string" office:value="100 cc">
            <text:p>100 cc</text:p>
          </table:table-cell>
          <table:table-cell office:value-type="float" office:value="242">
            <text:p>242</text:p>
          </table:table-cell>
          <table:table-cell office:value-type="float" office:value="387.2">
            <text:p>387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Aguarrás Mineral Ecológico">
            <text:p>Aguarrás Mineral Ecológico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 office:value="Barníz Damar Autentico">
            <text:p>Barníz Damar Autentico</text:p>
          </table:table-cell>
          <table:table-cell office:value-type="string" office:value="100 cc">
            <text:p>100 cc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Trementina 100 cc">
            <text:p>Trementina 100 cc</text:p>
          </table:table-cell>
          <table:table-cell office:value-type="string" office:value="100 cc">
            <text:p>100 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CELES QUALITY">
            <text:p>PINCELES QUALIT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d.">
            <text:p>Cod.</text:p>
          </table:table-cell>
          <table:table-cell office:value-type="string" office:value="Fibra sintética mixta">
            <text:p>Fibra sintética mixta</text:p>
          </table:table-cell>
          <table:table-cell office:value-type="string" office:value="">
            <text:p/>
          </table:table-cell>
          <table:table-cell office:value-type="string" office:value="Precio">
            <text:p>Prec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2">
            <text:p>440-2</text:p>
          </table:table-cell>
          <table:table-cell office:value-type="string" office:value="Plano Corto 2">
            <text:p>Plano Corto 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4">
            <text:p>440-4</text:p>
          </table:table-cell>
          <table:table-cell office:value-type="string" office:value="Plano Corto 4">
            <text:p>Plano Corto 4</text:p>
          </table:table-cell>
          <table:table-cell office:value-type="string" office:value="">
            <text:p/>
          </table:table-cell>
          <table:table-cell office:value-type="string" office:value="1449.4276596800005">
            <text:p>1449.4276596800005</text:p>
          </table:table-cell>
          <table:table-cell office:value-type="float" office:value="2319.084255">
            <text:p>2319.0842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6">
            <text:p>440-6</text:p>
          </table:table-cell>
          <table:table-cell office:value-type="string" office:value="Plano Corto 6">
            <text:p>Plano Corto 6</text:p>
          </table:table-cell>
          <table:table-cell office:value-type="string" office:value="">
            <text:p/>
          </table:table-cell>
          <table:table-cell office:value-type="string" office:value="1670.63640744">
            <text:p>1670.63640744</text:p>
          </table:table-cell>
          <table:table-cell office:value-type="float" office:value="2673.018252">
            <text:p>2673.0182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8">
            <text:p>440-8</text:p>
          </table:table-cell>
          <table:table-cell office:value-type="string" office:value="Plano Corto 8">
            <text:p>Plano Corto 8</text:p>
          </table:table-cell>
          <table:table-cell office:value-type="string" office:value="">
            <text:p/>
          </table:table-cell>
          <table:table-cell office:value-type="string" office:value="1884.2092068800007">
            <text:p>1884.2092068800007</text:p>
          </table:table-cell>
          <table:table-cell office:value-type="float" office:value="3014.734731">
            <text:p>3014.73473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10">
            <text:p>440-10</text:p>
          </table:table-cell>
          <table:table-cell office:value-type="string" office:value="Plano Corto 10">
            <text:p>Plano Corto 10</text:p>
          </table:table-cell>
          <table:table-cell office:value-type="string" office:value="">
            <text:p/>
          </table:table-cell>
          <table:table-cell office:value-type="string" office:value="2105.3789957200006">
            <text:p>2105.3789957200006</text:p>
          </table:table-cell>
          <table:table-cell office:value-type="float" office:value="3368.606393">
            <text:p>3368.6063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40-12">
            <text:p>440-12</text:p>
          </table:table-cell>
          <table:table-cell office:value-type="string" office:value="Plano Corto 12">
            <text:p>Plano Corto 12</text:p>
          </table:table-cell>
          <table:table-cell office:value-type="string" office:value="">
            <text:p/>
          </table:table-cell>
          <table:table-cell office:value-type="string" office:value="2328.6525662400004">
            <text:p>2328.6525662400004</text:p>
          </table:table-cell>
          <table:table-cell office:value-type="float" office:value="3725.844106">
            <text:p>3725.8441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2">
            <text:p>650 - 2</text:p>
          </table:table-cell>
          <table:table-cell office:value-type="string" office:value="Chato 2">
            <text:p>Chato 2</text:p>
          </table:table-cell>
          <table:table-cell office:value-type="string" office:value="">
            <text:p/>
          </table:table-cell>
          <table:table-cell office:value-type="string" office:value="946.5459203200003">
            <text:p>946.5459203200003</text:p>
          </table:table-cell>
          <table:table-cell office:value-type="float" office:value="1514.473473">
            <text:p>1514.4734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4">
            <text:p>650 - 4</text:p>
          </table:table-cell>
          <table:table-cell office:value-type="string" office:value="Chato 4">
            <text:p>Chato 4</text:p>
          </table:table-cell>
          <table:table-cell office:value-type="string" office:value="">
            <text:p/>
          </table:table-cell>
          <table:table-cell office:value-type="string" office:value="1083.7202776400002">
            <text:p>1083.7202776400002</text:p>
          </table:table-cell>
          <table:table-cell office:value-type="float" office:value="1733.952444">
            <text:p>1733.9524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6">
            <text:p>650 - 6</text:p>
          </table:table-cell>
          <table:table-cell office:value-type="string" office:value="Chato 6">
            <text:p>Chato 6</text:p>
          </table:table-cell>
          <table:table-cell office:value-type="string" office:value="">
            <text:p/>
          </table:table-cell>
          <table:table-cell office:value-type="string" office:value="1206.7525470000003">
            <text:p>1206.7525470000003</text:p>
          </table:table-cell>
          <table:table-cell office:value-type="float" office:value="1930.804075">
            <text:p>1930.8040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8">
            <text:p>650 - 8</text:p>
          </table:table-cell>
          <table:table-cell office:value-type="string" office:value="Chato 8">
            <text:p>Chato 8</text:p>
          </table:table-cell>
          <table:table-cell office:value-type="string" office:value="">
            <text:p/>
          </table:table-cell>
          <table:table-cell office:value-type="string" office:value="1408.28704016">
            <text:p>1408.28704016</text:p>
          </table:table-cell>
          <table:table-cell office:value-type="float" office:value="2253.259264">
            <text:p>2253.2592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10">
            <text:p>650 - 10</text:p>
          </table:table-cell>
          <table:table-cell office:value-type="string" office:value="Chato 10">
            <text:p>Chato 10</text:p>
          </table:table-cell>
          <table:table-cell office:value-type="string" office:value="">
            <text:p/>
          </table:table-cell>
          <table:table-cell office:value-type="string" office:value="1460.0634448400003">
            <text:p>1460.0634448400003</text:p>
          </table:table-cell>
          <table:table-cell office:value-type="float" office:value="2336.101512">
            <text:p>2336.1015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12">
            <text:p>650 - 12</text:p>
          </table:table-cell>
          <table:table-cell office:value-type="string" office:value="Chato 12">
            <text:p>Chato 12</text:p>
          </table:table-cell>
          <table:table-cell office:value-type="string" office:value="">
            <text:p/>
          </table:table-cell>
          <table:table-cell office:value-type="string" office:value="1756.6966617200005">
            <text:p>1756.6966617200005</text:p>
          </table:table-cell>
          <table:table-cell office:value-type="float" office:value="2810.714659">
            <text:p>2810.7146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16">
            <text:p>650 - 16</text:p>
          </table:table-cell>
          <table:table-cell office:value-type="string" office:value="Chato 16">
            <text:p>Chato 16</text:p>
          </table:table-cell>
          <table:table-cell office:value-type="string" office:value="">
            <text:p/>
          </table:table-cell>
          <table:table-cell office:value-type="string" office:value="2255.7214680000006">
            <text:p>2255.7214680000006</text:p>
          </table:table-cell>
          <table:table-cell office:value-type="float" office:value="3609.154349">
            <text:p>3609.1543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-20">
            <text:p>650-20</text:p>
          </table:table-cell>
          <table:table-cell office:value-type="string" office:value="Chato 20">
            <text:p>Chato 20</text:p>
          </table:table-cell>
          <table:table-cell office:value-type="string" office:value="">
            <text:p/>
          </table:table-cell>
          <table:table-cell office:value-type="string" office:value="2692.9184682400005">
            <text:p>2692.9184682400005</text:p>
          </table:table-cell>
          <table:table-cell office:value-type="float" office:value="4308.669549">
            <text:p>4308.6695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50 - 24">
            <text:p>650 - 24</text:p>
          </table:table-cell>
          <table:table-cell office:value-type="string" office:value="Chato 24">
            <text:p>Chato 24</text:p>
          </table:table-cell>
          <table:table-cell office:value-type="string" office:value="">
            <text:p/>
          </table:table-cell>
          <table:table-cell office:value-type="string" office:value="3041.522884400001">
            <text:p>3041.522884400001</text:p>
          </table:table-cell>
          <table:table-cell office:value-type="float" office:value="4866.436615">
            <text:p>4866.4366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000">
            <text:p>660 - 000</text:p>
          </table:table-cell>
          <table:table-cell office:value-type="string" office:value="Redondo 000">
            <text:p>Redondo 000</text:p>
          </table:table-cell>
          <table:table-cell office:value-type="string" office:value="">
            <text:p/>
          </table:table-cell>
          <table:table-cell office:value-type="string" office:value="890.5710000000001">
            <text:p>890.5710000000001</text:p>
          </table:table-cell>
          <table:table-cell office:value-type="float" office:value="1424.9136">
            <text:p>1424.91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00">
            <text:p>660 - 00</text:p>
          </table:table-cell>
          <table:table-cell office:value-type="string" office:value="Redondo 00">
            <text:p>Redondo 00</text:p>
          </table:table-cell>
          <table:table-cell office:value-type="string" office:value="">
            <text:p/>
          </table:table-cell>
          <table:table-cell office:value-type="string" office:value="907.89867168">
            <text:p>907.89867168</text:p>
          </table:table-cell>
          <table:table-cell office:value-type="float" office:value="1452.637875">
            <text:p>1452.637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0">
            <text:p>660 - 0</text:p>
          </table:table-cell>
          <table:table-cell office:value-type="string" office:value="Redondo 0">
            <text:p>Redondo 0</text:p>
          </table:table-cell>
          <table:table-cell office:value-type="string" office:value="">
            <text:p/>
          </table:table-cell>
          <table:table-cell office:value-type="string" office:value="917.1319357199999">
            <text:p>917.1319357199999</text:p>
          </table:table-cell>
          <table:table-cell office:value-type="float" office:value="1467.411097">
            <text:p>1467.4110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2">
            <text:p>660 - 2</text:p>
          </table:table-cell>
          <table:table-cell office:value-type="string" office:value="Redondo 2">
            <text:p>Redondo 2</text:p>
          </table:table-cell>
          <table:table-cell office:value-type="string" office:value="">
            <text:p/>
          </table:table-cell>
          <table:table-cell office:value-type="string" office:value="996.3269799999999">
            <text:p>996.3269799999999</text:p>
          </table:table-cell>
          <table:table-cell office:value-type="float" office:value="1594.123168">
            <text:p>1594.123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4">
            <text:p>660 - 4</text:p>
          </table:table-cell>
          <table:table-cell office:value-type="string" office:value="Redondo 4">
            <text:p>Redondo 4</text:p>
          </table:table-cell>
          <table:table-cell office:value-type="string" office:value="">
            <text:p/>
          </table:table-cell>
          <table:table-cell office:value-type="string" office:value="1181.0786187200003">
            <text:p>1181.0786187200003</text:p>
          </table:table-cell>
          <table:table-cell office:value-type="float" office:value="1889.72579">
            <text:p>1889.7257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6">
            <text:p>660 - 6</text:p>
          </table:table-cell>
          <table:table-cell office:value-type="string" office:value="Redondo 6">
            <text:p>Redondo 6</text:p>
          </table:table-cell>
          <table:table-cell office:value-type="string" office:value="">
            <text:p/>
          </table:table-cell>
          <table:table-cell office:value-type="string" office:value="1234.6860926400002">
            <text:p>1234.6860926400002</text:p>
          </table:table-cell>
          <table:table-cell office:value-type="float" office:value="1975.497748">
            <text:p>1975.4977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8">
            <text:p>660 - 8</text:p>
          </table:table-cell>
          <table:table-cell office:value-type="string" office:value="Redondo 8">
            <text:p>Redondo 8</text:p>
          </table:table-cell>
          <table:table-cell office:value-type="string" office:value="">
            <text:p/>
          </table:table-cell>
          <table:table-cell office:value-type="string" office:value="1444.2461233200006">
            <text:p>1444.2461233200006</text:p>
          </table:table-cell>
          <table:table-cell office:value-type="float" office:value="2310.793797">
            <text:p>2310.7937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10">
            <text:p>660 - 10</text:p>
          </table:table-cell>
          <table:table-cell office:value-type="string" office:value="Redondo 10">
            <text:p>Redondo 10</text:p>
          </table:table-cell>
          <table:table-cell office:value-type="string" office:value="">
            <text:p/>
          </table:table-cell>
          <table:table-cell office:value-type="string" office:value="1539.3448470400006">
            <text:p>1539.3448470400006</text:p>
          </table:table-cell>
          <table:table-cell office:value-type="float" office:value="2462.951755">
            <text:p>2462.9517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12">
            <text:p>660 - 12</text:p>
          </table:table-cell>
          <table:table-cell office:value-type="string" office:value="Redondo 12">
            <text:p>Redondo 12</text:p>
          </table:table-cell>
          <table:table-cell office:value-type="string" office:value="">
            <text:p/>
          </table:table-cell>
          <table:table-cell office:value-type="string" office:value="1721.3730462499998">
            <text:p>1721.3730462499998</text:p>
          </table:table-cell>
          <table:table-cell office:value-type="float" office:value="2754.196874">
            <text:p>2754.1968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14">
            <text:p>660 - 14</text:p>
          </table:table-cell>
          <table:table-cell office:value-type="string" office:value="Redondo 14">
            <text:p>Redondo 14</text:p>
          </table:table-cell>
          <table:table-cell office:value-type="string" office:value="">
            <text:p/>
          </table:table-cell>
          <table:table-cell office:value-type="string" office:value="1790.47404536">
            <text:p>1790.47404536</text:p>
          </table:table-cell>
          <table:table-cell office:value-type="float" office:value="2864.758473">
            <text:p>2864.7584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16">
            <text:p>660 - 16</text:p>
          </table:table-cell>
          <table:table-cell office:value-type="string" office:value="Redondo 16">
            <text:p>Redondo 16</text:p>
          </table:table-cell>
          <table:table-cell office:value-type="string" office:value="">
            <text:p/>
          </table:table-cell>
          <table:table-cell office:value-type="string" office:value="1901.6238441200005">
            <text:p>1901.6238441200005</text:p>
          </table:table-cell>
          <table:table-cell office:value-type="float" office:value="3042.598151">
            <text:p>3042.59815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18">
            <text:p>660 - 18</text:p>
          </table:table-cell>
          <table:table-cell office:value-type="string" office:value="Redondo 18">
            <text:p>Redondo 18</text:p>
          </table:table-cell>
          <table:table-cell office:value-type="string" office:value="">
            <text:p/>
          </table:table-cell>
          <table:table-cell office:value-type="string" office:value="2210.1784905199997">
            <text:p>2210.1784905199997</text:p>
          </table:table-cell>
          <table:table-cell office:value-type="float" office:value="3536.285585">
            <text:p>3536.2855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20">
            <text:p>660 - 20</text:p>
          </table:table-cell>
          <table:table-cell office:value-type="string" office:value="Redondo 20">
            <text:p>Redondo 20</text:p>
          </table:table-cell>
          <table:table-cell office:value-type="string" office:value="">
            <text:p/>
          </table:table-cell>
          <table:table-cell office:value-type="string" office:value="2298.5373210800008">
            <text:p>2298.5373210800008</text:p>
          </table:table-cell>
          <table:table-cell office:value-type="float" office:value="3677.659714">
            <text:p>3677.6597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60 - 24">
            <text:p>660 - 24</text:p>
          </table:table-cell>
          <table:table-cell office:value-type="string" office:value="Redondo 24">
            <text:p>Redondo 24</text:p>
          </table:table-cell>
          <table:table-cell office:value-type="string" office:value="">
            <text:p/>
          </table:table-cell>
          <table:table-cell office:value-type="string" office:value="2669.67987">
            <text:p>2669.67987</text:p>
          </table:table-cell>
          <table:table-cell office:value-type="float" office:value="4271.487792">
            <text:p>4271.4877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2">
            <text:p>670 - 2</text:p>
          </table:table-cell>
          <table:table-cell office:value-type="string" office:value="Angular 2">
            <text:p>Angular 2</text:p>
          </table:table-cell>
          <table:table-cell office:value-type="string" office:value="">
            <text:p/>
          </table:table-cell>
          <table:table-cell office:value-type="string" office:value="1150.7296200400003">
            <text:p>1150.7296200400003</text:p>
          </table:table-cell>
          <table:table-cell office:value-type="float" office:value="1841.167392">
            <text:p>1841.1673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4">
            <text:p>670 - 4</text:p>
          </table:table-cell>
          <table:table-cell office:value-type="string" office:value="Angular 4">
            <text:p>Angular 4</text:p>
          </table:table-cell>
          <table:table-cell office:value-type="string" office:value="">
            <text:p/>
          </table:table-cell>
          <table:table-cell office:value-type="string" office:value="1464.0372546800004">
            <text:p>1464.0372546800004</text:p>
          </table:table-cell>
          <table:table-cell office:value-type="float" office:value="2342.459607">
            <text:p>2342.45960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6">
            <text:p>670 - 6</text:p>
          </table:table-cell>
          <table:table-cell office:value-type="string" office:value="Angular 6">
            <text:p>Angular 6</text:p>
          </table:table-cell>
          <table:table-cell office:value-type="string" office:value="">
            <text:p/>
          </table:table-cell>
          <table:table-cell office:value-type="string" office:value="1885.0273442000002">
            <text:p>1885.0273442000002</text:p>
          </table:table-cell>
          <table:table-cell office:value-type="float" office:value="3016.043751">
            <text:p>3016.04375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8">
            <text:p>670 - 8</text:p>
          </table:table-cell>
          <table:table-cell office:value-type="string" office:value="Angular 8">
            <text:p>Angular 8</text:p>
          </table:table-cell>
          <table:table-cell office:value-type="string" office:value="">
            <text:p/>
          </table:table-cell>
          <table:table-cell office:value-type="string" office:value="2301.65403468">
            <text:p>2301.65403468</text:p>
          </table:table-cell>
          <table:table-cell office:value-type="float" office:value="3682.646455">
            <text:p>3682.6464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10 ">
            <text:p>670 - 10 </text:p>
          </table:table-cell>
          <table:table-cell office:value-type="string" office:value="Angular 10">
            <text:p>Angular 10</text:p>
          </table:table-cell>
          <table:table-cell office:value-type="string" office:value="">
            <text:p/>
          </table:table-cell>
          <table:table-cell office:value-type="string" office:value="2617.02649208">
            <text:p>2617.02649208</text:p>
          </table:table-cell>
          <table:table-cell office:value-type="float" office:value="4187.242387">
            <text:p>4187.2423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70 - 12">
            <text:p>670 - 12</text:p>
          </table:table-cell>
          <table:table-cell office:value-type="string" office:value="Angular 12">
            <text:p>Angular 12</text:p>
          </table:table-cell>
          <table:table-cell office:value-type="string" office:value="">
            <text:p/>
          </table:table-cell>
          <table:table-cell office:value-type="string" office:value="3035.873841000001">
            <text:p>3035.873841000001</text:p>
          </table:table-cell>
          <table:table-cell office:value-type="float" office:value="4857.398146">
            <text:p>4857.3981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780 - 0">
            <text:p>780 - 0</text:p>
          </table:table-cell>
          <table:table-cell office:value-type="string" office:value="Liner 0">
            <text:p>Liner 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780 - 1">
            <text:p>780 - 1</text:p>
          </table:table-cell>
          <table:table-cell office:value-type="string" office:value="Liner 1">
            <text:p>Liner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780 - 2">
            <text:p>780 - 2</text:p>
          </table:table-cell>
          <table:table-cell office:value-type="string" office:value="Liner 2">
            <text:p>Liner 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d.">
            <text:p>Cod.</text:p>
          </table:table-cell>
          <table:table-cell office:value-type="string" office:value="Fibra Sint. Toray Dorado">
            <text:p>Fibra Sint. Toray Dorado</text:p>
          </table:table-cell>
          <table:table-cell office:value-type="string" office:value="">
            <text:p/>
          </table:table-cell>
          <table:table-cell office:value-type="string" office:value="Precio">
            <text:p>Prec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920 - 0">
            <text:p>920 - 0</text:p>
          </table:table-cell>
          <table:table-cell office:value-type="string" office:value="Lengua de Gato 0">
            <text:p>Lengua de Gato 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920 - 2">
            <text:p>920 - 2</text:p>
          </table:table-cell>
          <table:table-cell office:value-type="string" office:value="Lengua de Gato 2">
            <text:p>Lengua de Gato 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920 - 4">
            <text:p>920 - 4</text:p>
          </table:table-cell>
          <table:table-cell office:value-type="string" office:value="Lengua de Gato 4">
            <text:p>Lengua de Gato 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920 - 6">
            <text:p>920 - 6</text:p>
          </table:table-cell>
          <table:table-cell office:value-type="string" office:value="Lengua de Gato 6">
            <text:p>Lengua de Gato 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920 - 8">
            <text:p>920 - 8</text:p>
          </table:table-cell>
          <table:table-cell office:value-type="string" office:value="Lengua de Gato 8">
            <text:p>Lengua de Gato 8</text:p>
          </table:table-cell>
          <table:table-cell office:value-type="string" office:value="">
            <text:p/>
          </table:table-cell>
          <table:table-cell office:value-type="string" office:value="1849.6526448400002">
            <text:p>1849.6526448400002</text:p>
          </table:table-cell>
          <table:table-cell office:value-type="float" office:value="2959.444232">
            <text:p>2959.444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880 - 25">
            <text:p>880 - 25</text:p>
          </table:table-cell>
          <table:table-cell office:value-type="string" office:value="Pinceleta 25">
            <text:p>Pinceleta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880 - 35">
            <text:p>880 - 35</text:p>
          </table:table-cell>
          <table:table-cell office:value-type="string" office:value="Pinceleta 35">
            <text:p>Pinceleta 35</text:p>
          </table:table-cell>
          <table:table-cell office:value-type="string" office:value="">
            <text:p/>
          </table:table-cell>
          <table:table-cell office:value-type="string" office:value="5548.098055500001">
            <text:p>5548.098055500001</text:p>
          </table:table-cell>
          <table:table-cell office:value-type="float" office:value="8876.956889">
            <text:p>8876.9568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